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0092"/>
    </style:style>
    <style:style style:name="P2" style:family="paragraph" style:parent-style-name="Standard">
      <style:text-properties officeooo:rsid="000db7a7" officeooo:paragraph-rsid="000db7a7"/>
    </style:style>
    <style:style style:name="P3" style:family="paragraph" style:parent-style-name="Standard">
      <style:text-properties officeooo:paragraph-rsid="00125558"/>
    </style:style>
    <style:style style:name="P4" style:family="paragraph" style:parent-style-name="Standard">
      <style:text-properties officeooo:paragraph-rsid="00143daa"/>
    </style:style>
    <style:style style:name="P5" style:family="paragraph" style:parent-style-name="Standard">
      <style:text-properties officeooo:paragraph-rsid="00145d0c"/>
    </style:style>
    <style:style style:name="P6" style:family="paragraph" style:parent-style-name="Standard">
      <style:text-properties officeooo:paragraph-rsid="0014bf92"/>
    </style:style>
    <style:style style:name="P7" style:family="paragraph" style:parent-style-name="Standard">
      <style:text-properties officeooo:paragraph-rsid="00156078"/>
    </style:style>
    <style:style style:name="P8" style:family="paragraph" style:parent-style-name="Standard">
      <style:text-properties officeooo:rsid="00161fc4" officeooo:paragraph-rsid="00161fc4"/>
    </style:style>
    <style:style style:name="P9" style:family="paragraph" style:parent-style-name="Standard">
      <style:text-properties fo:color="#0000ff" officeooo:rsid="000db7a7" officeooo:paragraph-rsid="000db7a7"/>
    </style:style>
    <style:style style:name="P10" style:family="paragraph" style:parent-style-name="Standard">
      <style:text-properties fo:color="#0000ff" officeooo:rsid="00125558" officeooo:paragraph-rsid="00145d0c"/>
    </style:style>
    <style:style style:name="P11" style:family="paragraph" style:parent-style-name="Standard">
      <style:text-properties fo:color="#0000ff" officeooo:rsid="0014bf92" officeooo:paragraph-rsid="0014bf92"/>
    </style:style>
    <style:style style:name="P12" style:family="paragraph" style:parent-style-name="Standard">
      <style:text-properties fo:color="#0000ff" officeooo:rsid="0014bf92" officeooo:paragraph-rsid="00156078"/>
    </style:style>
    <style:style style:name="P13" style:family="paragraph" style:parent-style-name="Standard">
      <style:text-properties fo:color="#0000ff" officeooo:rsid="0018470a" officeooo:paragraph-rsid="0018470a"/>
    </style:style>
    <style:style style:name="P14" style:family="paragraph" style:parent-style-name="Standard">
      <style:text-properties officeooo:paragraph-rsid="00179747"/>
    </style:style>
    <style:style style:name="P15" style:family="paragraph" style:parent-style-name="Standard">
      <style:text-properties officeooo:paragraph-rsid="001b945a"/>
    </style:style>
    <style:style style:name="P16" style:family="paragraph" style:parent-style-name="Standard">
      <style:text-properties officeooo:rsid="001c8f50" officeooo:paragraph-rsid="001c8f50"/>
    </style:style>
    <style:style style:name="P17" style:family="paragraph" style:parent-style-name="Standard">
      <style:text-properties officeooo:paragraph-rsid="001e6bcd"/>
    </style:style>
    <style:style style:name="P18" style:family="paragraph" style:parent-style-name="Standard">
      <style:text-properties officeooo:paragraph-rsid="00201787"/>
    </style:style>
    <style:style style:name="P19" style:family="paragraph" style:parent-style-name="Standard">
      <style:text-properties officeooo:paragraph-rsid="0022109f"/>
    </style:style>
    <style:style style:name="P20" style:family="paragraph" style:parent-style-name="Standard">
      <style:text-properties officeooo:paragraph-rsid="00228c34"/>
    </style:style>
    <style:style style:name="P21" style:family="paragraph" style:parent-style-name="Standard">
      <style:text-properties officeooo:paragraph-rsid="0025d463"/>
    </style:style>
    <style:style style:name="T1" style:family="text">
      <style:text-properties fo:color="#0000ff"/>
    </style:style>
    <style:style style:name="T2" style:family="text">
      <style:text-properties fo:color="#0000ff" officeooo:rsid="000c0092"/>
    </style:style>
    <style:style style:name="T3" style:family="text">
      <style:text-properties fo:color="#0000ff" officeooo:rsid="000d1d65"/>
    </style:style>
    <style:style style:name="T4" style:family="text">
      <style:text-properties fo:color="#0000ff" officeooo:rsid="000f3bdd"/>
    </style:style>
    <style:style style:name="T5" style:family="text">
      <style:text-properties fo:color="#0000ff" officeooo:rsid="001021c3"/>
    </style:style>
    <style:style style:name="T6" style:family="text">
      <style:text-properties fo:color="#0000ff" officeooo:rsid="0011d4ed"/>
    </style:style>
    <style:style style:name="T7" style:family="text">
      <style:text-properties fo:color="#0000ff" officeooo:rsid="00143daa"/>
    </style:style>
    <style:style style:name="T8" style:family="text">
      <style:text-properties fo:color="#0000ff" officeooo:rsid="00145d0c"/>
    </style:style>
    <style:style style:name="T9" style:family="text">
      <style:text-properties fo:color="#0000ff" officeooo:rsid="00156078"/>
    </style:style>
    <style:style style:name="T10" style:family="text">
      <style:text-properties fo:color="#0000ff" officeooo:rsid="00179747"/>
    </style:style>
    <style:style style:name="T11" style:family="text">
      <style:text-properties fo:color="#0000ff" officeooo:rsid="001b945a"/>
    </style:style>
    <style:style style:name="T12" style:family="text">
      <style:text-properties fo:color="#0000ff" officeooo:rsid="001e6bcd"/>
    </style:style>
    <style:style style:name="T13" style:family="text">
      <style:text-properties fo:color="#0000ff" officeooo:rsid="001e9bea"/>
    </style:style>
    <style:style style:name="T14" style:family="text">
      <style:text-properties fo:color="#0000ff" officeooo:rsid="00201787"/>
    </style:style>
    <style:style style:name="T15" style:family="text">
      <style:text-properties fo:color="#0000ff" officeooo:rsid="0022109f"/>
    </style:style>
    <style:style style:name="T16" style:family="text">
      <style:text-properties fo:color="#0000ff" officeooo:rsid="00228c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mall change : we may have to change the funding information (I am also funded by ANR)</text:p>
      <text:p text:style-name="P9"/>
      <text:p text:style-name="P2"><text:span text:style-name="T1">Paragraph to the editor regarding the fact that we changed the wording throughout the manuscript (see l. </text:span><text:span text:style-name="T4">XXX </text:span><text:span text:style-name="T1">…)</text:span></text:p>
      <text:p text:style-name="P9"/>
      <text:p text:style-name="P8"><text:span text:style-name="T1">+ Add the fact that the two reviewers had different ideas on what to emphasize (R1: seasonality decreases coexistence ; R2 : super-additivity</text:span><text:span text:style-name="T10">)</text:span></text:p>
      <text:p text:style-name="P1"/>
      <text:p text:style-name="P1">COMMENTS FOR THE AUTHOR:<text:line-break/><text:line-break/><text:line-break/><text:line-break/><text:line-break/>Reviewer #1: This ms appears to be about multiple things.  On the one hand, it discusses the relative contributions of the storage effect and differences in within- and between-species competition coefficients.  (I will avoid calling this stabilizing niche differences, for reasons explained below.)  It further notes that these effects combine superadditively in this model.  On the other hand, it's also a paper about how the abundances of the coexisting species are distributed in trait space: in particular, whether or not we have a multi-modal distribution ("clumpy coexistence").  Or perhaps, like Scranton and Vasseur, it is less about the abundance distribution and more about how many species can be supported, the idea being that a bunch of very similar species can transiently (but lingeringly) coexist in each species clump.<text:line-break/><text:line-break/>What I find most useful about this ms is that it extends Scranton and Vasseur 2016 to consider noisy seasonal variation instead of white noise.  It is useful to know that a significant seasonal component can substantially reduce the number of coexisting species, at least if we're considering just a storage effect or just differences in between-/within-species competition.  I'm not sure that uni- vs multi-modal distributions have a significance beyond that.  The paper seems to focus on the shape of the distribution beyond the effect of the shape on the number of coexisting species, and it's not clear to me why this is important.  I am not particularly excited by the result that multiple mechanisms may be contributing to coexistence in real systems --- we've been talking about that at least since Chesson started writing in the 1990s --- or that these mechanisms may combine nonadditively.  It is, perhaps, a message that cannot be overemphasized, but I don't think it is<text:line-break/>especially new.<text:line-break/><text:line-break/>Comments:<text:line-break/><text:line-break/>1.  ll. 110--114: I found this a little confusing and ended up calculating the storage effect for both models so that I could understand --- not an option available to most readers.  My confusion stemmed from the ambiguity of "competitive strength."  I took this to mean the competition coefficients, alpha_ij, which do not in fact covary with r.  What's going on is that if we define competition to be \sum_{j=1}^S alpha_{ij} N_j in model 1, then per capita growth depends on the product of the environment (r_j(tau)) and competition, and this interaction produces a storage effect.  In the second model, the environment and competition enter additively, so that there is no covariation.  Maybe you need to say that the net effect of competition is given by that sum, and that in model 1, that sum is multiplied by the environmental response, r_j(tau), producing covariation between environment and competition.</text:p>
      <text:p text:style-name="P1"><text:span text:style-name="T2">We basically need to add one line ? </text:span><text:span text:style-name="T5">(see l. XXX)</text:span><text:line-break/><text:line-break/>2.  I am grumpy about defining stabilizing niche differences as equivalent to the within-species competition coefficients being greater than the between-species competition coefficients.  This is certainly one way to get stabilizing niche differences.  But normally SND refers to any differences <text:soft-page-break/>that increase the per capita growth rate of all species as invaders.  Thus, the different temperature optima, which give rise to a storage effect in model 1, are also normally considered stabilizing niche differences.</text:p>
      <text:p text:style-name="P3"><text:span text:style-name="T2">Following the two reviewers, I think we should talk broadly about stabilizing niche differences (taking the definitions you found in Friday’s article, Fred), then use « </text:span><text:span text:style-name="T3">competitive differences » where we used SNDs ? I’m not a huge fan of Barabas’ terminology. </text:span><text:span text:style-name="T5">(see l. XXX, </text:span><text:span text:style-name="T6">as indicated in the response to the editor</text:span><text:span text:style-name="T5">)</text:span><text:span text:style-name="T1"><text:line-break/></text:span><text:line-break/>3.  Results section: For this model, the storage effect alone was able to enable the coexistence of fewer species than competitive differences alone.  That's worth knowing, but I would be hesitant to imply that this is a general result.  I don't think the paper ever declares this to be universally true, but I would feel most comfortable if it were made clear that this result is contingent on this model.</text:p>
      <text:p text:style-name="P10">We can add this in the discussion (if not already there)+ indicate that we used a large between-vs-within competiton ratio. (see l. XXX)</text:p>
      <text:p text:style-name="P5"><text:span text:style-name="T8">(maybe check if that’s the case in other papers ? Fred, what do you think?)</text:span><text:line-break/><text:line-break/>4.  ll. 181--183: "On the contrary, seasonality tended to favor..."  All of this is still without the storage effect, correct?  I'm pretty sure that's the case, but I had to read the paragraph multiple times.</text:p>
      <text:p text:style-name="P4"><text:span text:style-name="T7">Rephrase the paragraph, see l. XXX</text:span><text:line-break/><text:line-break/>5.  l. 182: "Species with a higher thermal optimum are more likely to persist and to reach a higher biomass..."  Any intuition about why this is true?</text:p>
      <text:p text:style-name="P6"><text:span text:style-name="T7">Check that it’s not explained in the discussion (I think this has to do with a higher average growth rate ; this is also true in the next cases) + if not, add it. I’m not sure an explanation would have its place in the result section.</text:span><text:line-break/><text:line-break/>6.  284: "Of course, other mechanisms that we did not include in our models may produce similar patterns."  This is important to note.  I think it's also important to note that a different model with the same mechanisms might produce different results.  How confident are you that a storage effect will always produce clustering on the trait axis in the presence of seasonality?  Can you explicitly state your intuitions for why this should be so?</text:p>
      <text:p text:style-name="P11">Depends on the trait that drives growth and competition. </text:p>
      <text:p text:style-name="P11">Have a look at the literature about storage effect+seasonality ? (or clumps?)</text:p>
      <text:p text:style-name="P12">Do another set of simuation with another model ? (possible but costly)</text:p>
      <text:p text:style-name="P21"><text:span text:style-name="T9">Or even simple : just acknowledge, or emphasize the fact that this is true « for the cases (/models?) that we considered in the article. </text:span></text:p>
      <text:p text:style-name="P21"><text:line-break/><text:line-break/>Minor comments:<text:line-break/><text:line-break/>1.  Table 1: b_i and f_i(tau) appear to be missing values.</text:p>
      <text:p text:style-name="P7"><text:span text:style-name="T9">No values because they vary. Should we add something in the table or the title ?</text:span><text:line-break/><text:line-break/>2.  Fig. 3: It would be really helpful to add row labels to this figure: "White noise" for the top row and "Seasonal" for the bottom row.</text:p>
      <text:p text:style-name="P14"><text:span text:style-name="T9">Will do.</text:span><text:line-break/><text:line-break/>3.  Fig. 4: Again, row labels would make this clearer: "Storage effect only" for the top and "Competitive differences only" for the bottom.<text:line-break/><text:span text:style-name="T9">Will do.</text:span><text:line-break/><text:line-break/><text:soft-page-break/>Reviewer #2: The manuscript looks at coexistence in a forced Lotka-Volterra model with two potential coexistence mechanisms: the storage effect and classical frequency dependence operating on shorter timescales than the temporal fluctuations. The Authors find that both mechanisms can individually support some coexistence, but their combination can support more than the sum of the two. Additionally, the forcing signal was made to be both random noise and a noisy sinusoidal forcing, with random noise able to support more species when only one coexistence mechanism was acting.<text:line-break/><text:line-break/>Overall, I enjoyed reading the manuscript. Below I have some technical suggestions, as well as a few comments on interpreting the results.<text:line-break/><text:line-break/><text:line-break/>First, if I understand correctly, the Authors' white noise isn't really white, and it shouldn't be. I was trying to reproduce their results, and could only do so if the value of tau was kept constant for the duration of one day at a time. Is that what was done? In that case, since the random jumps in temperature are interspersed by 1-day-long periods of constant temperature, the noise must be somewhat autocorrelated and therefore red. This is all well, since a stochastic differential equation can only be defined consistently if the white noise term appears linearly on its right hand side - which it doesn't in the manuscript. A "nonlinear SDE" is a non-entity; see, e.g., Simo Särkkä's book "Applied Stochastic Differential Equations" (p. 34) for a discussion. Therefore, having the slightly autocorrelated noise is perfectly fine and even necessary. I would emphasize that temperature was kept constant throughout a day, and would drop the terminology of white noise in the<text:line-break/>manuscript. Instead, I would just call it "random noise".</text:p>
      <text:p text:style-name="P13">Test the beta value (from Vasseur &amp; Yodzis 2004 Ecology) ? Or just acknowledge this fact ?</text:p>
      <text:p text:style-name="P15"><text:line-break/><text:line-break/>Second, I am not convinced the model was run long enough for species richness to stabilize. At least, when I was running it for 15000 instead of 5000 years, the richness against time curve still didn't quite settle down in the pure storage + random noise scenario. This means that Figure 2 probably overestimates species richnesses. There is a simple way of speeding up convergence, and as an added benefit also making sure that the results are not an artifact of parameter fine-tuning: I would make the m values slightly different across species. What I have done is set m_i equal to 15 plus a uniform random variable, drawn either from [-0.1, 0.1] or [-1, 1]. In both cases, at least for the parameterizations and scenarios I looked at, the species richnesses converged at the same final values. This is useful, since the change in richness is then presumably not due to altering the dynamical behavior through the m_i, but to more rapid convergence stemming from resolving the<text:line-break/>fine-tuning. I encourage the Authors to do the same, and to check for convergence (e.g., by checking whether species richness has been constant for 100 years, say) instead of integrating for a fixed time interval.<text:line-break/><text:span text:style-name="T11">I have the figures of convergence without the chage in m_i in the exploratory notes (Fig. 5 and 10) ; but we can say that we wanted to keep Scranton &amp; Vasseur’s framework, and computing was long. (+it does stabilize faster with seasonality). I’m not a big fan of changing the morality parameter as it answers another question that the one we have. It’s material for another paper. (we can still do it, though?)</text:span></text:p>
      <text:p text:style-name="P16"><text:span text:style-name="T11">(</text:span><text:span text:style-name="T1">+, but not sure about this : we could assume that after 15000 years, evolution should be taken into account in the traits?)<text:tab/></text:span></text:p>
      <text:p text:style-name="P17"><text:line-break/>Third, a small comment on terminology. The Authors distinguish between "stabilizing niche differences" (SND) and the storage effect. Within the Chessonian terminology however, the storage effect also counts as an SND (anything does which can boost the long-term invasion growth rate of all species simultaneously). Instead, I would call the Authors' SNDs "classical frequency-dependent stabilization" or something along those lines.</text:p>
      <text:p text:style-name="P20"><text:soft-page-break/><text:span text:style-name="T12">Agreed, see changes in l.XXX</text:span><text:line-break/><text:line-break/>Fourth, I wanted to make sure that the interpretation of competition coefficients was correct. Usually, what can be directly measured in an experiment is the reduction in per capita growth rates. But the alpha and rho terms here measure the reduction in intrinsic rates, as per Eq. (1). Is this correct, and does this indeed map onto the values obtained by Barraquand et al. (2018)? I'm just making sure.</text:p>
      <text:p text:style-name="P20"><text:span text:style-name="T16">Guess we need some calculus ? I feel that it’s ok (especially because it’s rho that we’re talking about, not alpha or r), but we might need to put that down. </text:span><text:line-break/><text:line-break/>Fifth, the presence of frequency-dependence (the rho = 10 case) means there must be differences between species providing larger intra- than interspecific competition. We do not know what these differences are, because it is all encoded phenomenologically, through the competition coefficients. But they must be there, and must be unrelated to temperature optima (indeed, even if two species by accident had the exact same temperature optimum, intraspecific competition would still be ten times greater than interspecific between them). This should be taken into account when interpreting the coexistence of "similar" species with rho = 10: these species are not really similar, it's just that the differences between them aren't being modeled explicitly. See our article (Barabás et al. 2013 Oikos) for more details.</text:p>
      <text:p text:style-name="P19"><text:span text:style-name="T12">See discussion l.XXX</text:span><text:line-break/><text:line-break/><text:line-break/>A few minor comments:<text:line-break/><text:line-break/>- I would stick to using kilograms, years, electronvolts, and Kelvins consistently. So in Eq. (5) I would not divide the argument of the sine function by 365, and in line 131 I would express the temperature interval in Kelvins.</text:p>
      <text:p text:style-name="P19"><text:span text:style-name="T15">He’s right. This means that I have to change Fig. 1, 3, 4, too ? (and lots of the text)</text:span><text:line-break/><text:line-break/>- Eq. (6): How was the mean r_i obtained? Was it calculated by first generating the full time-series for tau, and then taking the temporal average? Or by some other method? Please explain.</text:p>
      <text:p text:style-name="P18"><text:span text:style-name="T13">Yes ; See l. XXX in Methods</text:span><text:line-break/><text:line-break/>- Lines 247-248: With rho=10, there is no neutral kind of diversity in any sense of the word, since by default intra &gt; 10*inter, precluding neutrality (see also my comment above).<text:line-break/><text:span text:style-name="T14">Ok, rephrase (that was already indicated by the quotation marks). See l.XXX</text:span></text:p>
      <text:p text:style-name="P18"><text:line-break/>- In general, pitching the article in terms of reconciling niche and neutral perspectives is a bit misleading. The Authors' model does not have any neutrality, and their result of the superadditive influence of various mechanisms is interesting in its own right. I would focus more on this superadditivity as the main thrust.<text:line-break/><text:span text:style-name="T14">Maybe rephrase in abstract and intro ?</text:span><text:line-break/><text:line-break/>Sincerely,<text:line-break/>Gyuri Barabá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alie Picoche</meta:initial-creator>
    <meta:creation-date>2018-09-24T09:30:36.066181014</meta:creation-date>
    <dc:date>2018-09-24T15:07:45.690731621</dc:date>
    <dc:creator>Coralie Picoche</dc:creator>
    <meta:editing-duration>PT3H7M</meta:editing-duration>
    <meta:editing-cycles>24</meta:editing-cycles>
    <meta:generator>LibreOffice/5.1.6.2$Linux_X86_64 LibreOffice_project/10m0$Build-2</meta:generator>
    <meta:document-statistic meta:table-count="0" meta:image-count="0" meta:object-count="0" meta:page-count="4" meta:paragraph-count="27" meta:word-count="2179" meta:character-count="13154" meta:non-whitespace-character-count="10930"/>
  </office:meta>
</office:document-meta>
</file>